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8b5" officeooo:paragraph-rsid="001a18b5"/>
    </style:style>
    <style:style style:name="P2" style:family="paragraph" style:parent-style-name="Standard">
      <style:text-properties officeooo:rsid="002391c4" officeooo:paragraph-rsid="002391c4"/>
    </style:style>
    <style:style style:name="P3" style:family="paragraph" style:parent-style-name="Standard">
      <style:text-properties officeooo:rsid="00251605" officeooo:paragraph-rsid="00251605"/>
    </style:style>
    <style:style style:name="P4" style:family="paragraph" style:parent-style-name="Standard">
      <style:text-properties officeooo:rsid="0026b776" officeooo:paragraph-rsid="0026b776"/>
    </style:style>
    <style:style style:name="P5" style:family="paragraph" style:parent-style-name="Standard">
      <style:text-properties officeooo:rsid="00271597" officeooo:paragraph-rsid="00271597"/>
    </style:style>
    <style:style style:name="P6" style:family="paragraph" style:parent-style-name="Standard">
      <style:text-properties officeooo:rsid="00271597" officeooo:paragraph-rsid="00271597"/>
    </style:style>
    <style:style style:name="P7" style:family="paragraph" style:parent-style-name="Standard">
      <style:text-properties officeooo:rsid="002bef72" officeooo:paragraph-rsid="002bef72"/>
    </style:style>
    <style:style style:name="P8" style:family="paragraph" style:parent-style-name="Standard">
      <style:text-properties officeooo:rsid="001fe93e" officeooo:paragraph-rsid="001fe93e"/>
    </style:style>
    <style:style style:name="P9" style:family="paragraph" style:parent-style-name="Standard">
      <style:text-properties officeooo:rsid="001be155" officeooo:paragraph-rsid="001be155"/>
    </style:style>
    <style:style style:name="P10" style:family="paragraph" style:parent-style-name="Standard">
      <style:text-properties officeooo:rsid="001d557a" officeooo:paragraph-rsid="001d557a"/>
    </style:style>
    <style:style style:name="P11" style:family="paragraph" style:parent-style-name="Standard">
      <style:text-properties officeooo:rsid="001dbfa8" officeooo:paragraph-rsid="001dbfa8"/>
    </style:style>
    <style:style style:name="P12" style:family="paragraph" style:parent-style-name="Standard">
      <style:text-properties officeooo:rsid="001e3691" officeooo:paragraph-rsid="001e3691"/>
    </style:style>
    <style:style style:name="P13" style:family="paragraph" style:parent-style-name="Standard">
      <style:text-properties officeooo:rsid="001e4d18" officeooo:paragraph-rsid="001e4d18"/>
    </style:style>
    <style:style style:name="P14" style:family="paragraph" style:parent-style-name="Standard">
      <style:text-properties officeooo:rsid="002da21a" officeooo:paragraph-rsid="002da21a"/>
    </style:style>
    <style:style style:name="P15" style:family="paragraph" style:parent-style-name="Standard">
      <style:text-properties officeooo:rsid="002076ee" officeooo:paragraph-rsid="002076ee"/>
    </style:style>
    <style:style style:name="P16" style:family="paragraph" style:parent-style-name="Standard">
      <style:text-properties officeooo:rsid="0021f865" officeooo:paragraph-rsid="0021f865"/>
    </style:style>
    <style:style style:name="P17" style:family="paragraph" style:parent-style-name="Standard">
      <style:text-properties officeooo:rsid="002391c4" officeooo:paragraph-rsid="002da21a"/>
    </style:style>
    <style:style style:name="T1" style:family="text">
      <style:text-properties officeooo:rsid="001d557a"/>
    </style:style>
    <style:style style:name="T2" style:family="text">
      <style:text-properties officeooo:rsid="001e4d18"/>
    </style:style>
    <style:style style:name="T3" style:family="text">
      <style:text-properties officeooo:rsid="001fe93e"/>
    </style:style>
    <style:style style:name="T4" style:family="text">
      <style:text-properties officeooo:rsid="00264562"/>
    </style:style>
    <style:style style:name="T5" style:family="text">
      <style:text-properties officeooo:rsid="00271597"/>
    </style:style>
    <style:style style:name="T6" style:family="text">
      <style:text-properties officeooo:rsid="0027e153"/>
    </style:style>
    <style:style style:name="T7" style:family="text">
      <style:text-properties officeooo:rsid="002a6550"/>
    </style:style>
    <style:style style:name="T8" style:family="text">
      <style:text-properties officeooo:rsid="002da2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 and Git for Everyone</text:p>
      <text:p text:style-name="P1"/>
      <text:p text:style-name="P9">pwd = /home/hollislau</text:p>
      <text:p text:style-name="P9">/ = root</text:p>
      <text:p text:style-name="P9">flag = -a, -t, etc., can combine flags (-al, -lt, etc.)</text:p>
      <text:p text:style-name="P9">ls -t (mod time), -l (long), -r (reverse)</text:p>
      <text:p text:style-name="P9">touch = to create a file or update its timestamp (opens, modifies, closes in one step)</text:p>
      <text:p text:style-name="P9">man “command” = <text:span text:style-name="T1">manual for the command</text:span></text:p>
      <text:p text:style-name="P10">\ = allows for space (\ “space”)</text:p>
      <text:p text:style-name="P10">Linux is case sensitive; in OSX and Windows, directories are case insensitive, commands are case <text:tab/>sensitive</text:p>
      <text:p text:style-name="P11">cd ../.. = moves up two levels instead of one, can chain them together (i.e. ../”other directory”)</text:p>
      <text:p text:style-name="P12">Hitting Tab twice supplies options if multiples exist</text:p>
      <text:p text:style-name="P12">. = current <text:span text:style-name="T3">directory</text:span></text:p>
      <text:p text:style-name="P12">history <text:span text:style-name="T3">10</text:span> = <text:span text:style-name="T3">last</text:span> 10 commands entered; history | less = can scroll through history, doesn't print to <text:tab/>console</text:p>
      <text:p text:style-name="P12">less = pressing space moves one page at a time</text:p>
      <text:p text:style-name="P12">&gt; = redirection operator; <text:span text:style-name="T2">&gt;&gt; = allows to overwrite file if exists</text:span></text:p>
      <text:p text:style-name="P13">echo “” = prints “”</text:p>
      <text:p text:style-name="P13">subl = opens Sublime Text</text:p>
      <text:p text:style-name="P13">cat = writes contents of file to terminal</text:p>
      <text:p text:style-name="P8">head = prints first 10 commands entered; -n “number” = specifies number of lines printed</text:p>
      <text:p text:style-name="P14">git init = initialize git repository in current directory</text:p>
      <text:p text:style-name="P15">To initiliaze git repository, make sure you are in the directory you want to be in</text:p>
      <text:p text:style-name="P14">git add “file a” “file b” = add file a and file b to staging area</text:p>
      <text:p text:style-name="P16">Git workflow: working directory → staging area → repository</text:p>
      <text:p text:style-name="P17">Git: HEAD refers to point you are currently looking at</text:p>
      <text:p text:style-name="P17"><text:span text:style-name="T8">git commit -m “message” = to commit changes with message denoting changes</text:span></text:p>
      <text:p text:style-name="P2">git branch “name” = creates branch “name”; git branch = shows list of all branches</text:p>
      <text:p text:style-name="P2">git checkout “branch” = to switch to “branch”</text:p>
      <text:p text:style-name="P3">git remote -v = verbose, more detailed info on remotes</text:p>
      <text:p text:style-name="P3">git push -u origin master = origin is remote, master is branch, -<text:span text:style-name="T4">u means you don't have to type your <text:tab/>remote and branch before pushing next time</text:span></text:p>
      <text:p text:style-name="P4">Once changes in your branch are committed locally, push the branch to GitHub/remote repo, create a <text:tab/>pull request to merge the branch with master, then delete the branch as it's no longer needed. <text:tab/><text:span text:style-name="T5">Pull master from GitHub/remote to sync local directory with the remote master.</text:span> Also delete the <text:tab/>unnecessary branch <text:span text:style-name="T7">from</text:span> local repo.</text:p>
      <text:p text:style-name="P5">git pull = to pull master <text:span text:style-name="T6">branch</text:span> from <text:span text:style-name="T6">remote to sync local master with remote</text:span></text:p>
      <text:p text:style-name="P5">git branch -d “branch” = deletes branch</text:p>
      <text:p text:style-name="P7">git clone “network address/repo” = to create copy of repo to local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09:02:03.311821228</meta:creation-date>
    <dc:date>2015-04-26T23:42:10.826786989</dc:date>
    <meta:editing-duration>PT17H33M25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33" meta:word-count="399" meta:character-count="2212" meta:non-whitespace-character-count="1840"/>
  </office:meta>
</office:document-meta>
</file>